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polyline draw:style-name="gr1" draw:layer="layout" svg:width="0.707cm" svg:height="1.414cm" svg:x="0.293cm" svg:y="0.293cm" svg:viewBox="0 0 708 1415" draw:points="0,0 708,707 0,1415">
            <text:p/>
          </draw:polyline>
          <draw:path draw:style-name="gr2" draw:layer="layout" svg:width="1cm" svg:height="1.414cm" svg:x="1cm" svg:y="0.293cm" svg:viewBox="0 0 1001 1415" svg:d="m700 0c0 0 301 303 301 707s-301 708-301 708l-700-70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r-minus</dc:title>
    <meta:creation-date>2011-02-07T17:10:1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